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239012" officeooo:paragraph-rsid="000f9105"/>
    </style:style>
    <style:style style:name="P2" style:family="paragraph" style:parent-style-name="Standard">
      <style:text-properties officeooo:rsid="00296ab8" officeooo:paragraph-rsid="000f9105"/>
    </style:style>
    <style:style style:name="P3" style:family="paragraph" style:parent-style-name="Standard">
      <style:text-properties style:font-name="Dudu Cyryllic" officeooo:rsid="002424d0" officeooo:paragraph-rsid="000f9105"/>
    </style:style>
    <style:style style:name="P4" style:family="paragraph" style:parent-style-name="Standard">
      <style:text-properties style:font-name="Liberation Serif" fo:font-style="italic" officeooo:rsid="002424d0" officeooo:paragraph-rsid="000f9105" style:font-style-asian="italic" style:font-style-complex="italic"/>
    </style:style>
    <style:style style:name="P5" style:family="paragraph" style:parent-style-name="Standard">
      <style:text-properties style:font-name="Liberation Serif" fo:font-style="italic" officeooo:rsid="002620c6" officeooo:paragraph-rsid="000f9105" style:font-style-asian="italic" style:font-style-complex="italic"/>
    </style:style>
    <style:style style:name="P6" style:family="paragraph" style:parent-style-name="Standard">
      <style:text-properties style:font-name="Liberation Serif" fo:font-style="italic" officeooo:rsid="00281df7" officeooo:paragraph-rsid="000f9105" style:font-style-asian="italic" style:font-style-complex="italic"/>
    </style:style>
    <style:style style:name="P7" style:family="paragraph" style:parent-style-name="Standard">
      <style:text-properties officeooo:rsid="002424d0" officeooo:paragraph-rsid="000f9105"/>
    </style:style>
    <style:style style:name="P8" style:family="paragraph" style:parent-style-name="Standard">
      <style:text-properties officeooo:rsid="0024e0e4" officeooo:paragraph-rsid="000f9105"/>
    </style:style>
    <style:style style:name="P9" style:family="paragraph" style:parent-style-name="Standard">
      <style:text-properties officeooo:rsid="0025e740" officeooo:paragraph-rsid="000f9105"/>
    </style:style>
    <style:style style:name="P10" style:family="paragraph" style:parent-style-name="Standard">
      <style:text-properties officeooo:rsid="002620c6" officeooo:paragraph-rsid="000f9105"/>
    </style:style>
    <style:style style:name="P11" style:family="paragraph" style:parent-style-name="Standard">
      <style:text-properties officeooo:rsid="00d1e73d" officeooo:paragraph-rsid="000f9105"/>
    </style:style>
    <style:style style:name="P12" style:family="paragraph" style:parent-style-name="Standard">
      <style:text-properties officeooo:rsid="00281df7" officeooo:paragraph-rsid="000f9105"/>
    </style:style>
    <style:style style:name="T1" style:family="text">
      <style:text-properties officeooo:rsid="00097b6f"/>
    </style:style>
    <style:style style:name="T2" style:family="text">
      <style:text-properties officeooo:rsid="009e96e3"/>
    </style:style>
    <style:style style:name="T3" style:family="text">
      <style:text-properties officeooo:rsid="02bfe34a"/>
    </style:style>
    <style:style style:name="T4" style:family="text">
      <style:text-properties officeooo:rsid="00d04620"/>
    </style:style>
    <style:style style:name="T5" style:family="text">
      <style:text-properties officeooo:rsid="02c10c7b"/>
    </style:style>
    <style:style style:name="T6" style:family="text">
      <style:text-properties officeooo:rsid="00d13f27"/>
    </style:style>
    <style:style style:name="T7" style:family="text">
      <style:text-properties officeooo:rsid="00d1e73d"/>
    </style:style>
    <style:style style:name="T8" style:family="text">
      <style:text-properties officeooo:rsid="00281df7"/>
    </style:style>
    <style:style style:name="T9" style:family="text">
      <style:text-properties officeooo:rsid="002620c6"/>
    </style:style>
    <style:style style:name="T10" style:family="text">
      <style:text-properties officeooo:rsid="009f439d"/>
    </style:style>
    <style:style style:name="T11" style:family="text">
      <style:text-properties officeooo:rsid="02c160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4"><text:span text:style-name="T1">(</text:span>...<text:span text:style-name="T1">в</text:span>сякая дорога, при прохождении её в первый раз, кажется нескончаемо длинной, ведь ещё не можешь соизмерять пройденное с предстоящим.</text:p>
      <text:p text:style-name="P4">При повторных прохождениях она кажется всё короче.</text:p>
      <text:p text:style-name="P4">То же самое и с учебным годом в школе.</text:p>
      <text:p text:style-name="P4">Но об этом я так и не узнал бы, если б сошёл с дистанции в начале второго учебного года...<text:span text:style-name="T1">)</text:span></text:p>
      <text:p text:style-name="P4"/>
      <text:p text:style-name="P7">Был ясный осенний день и наш класс повели на экскурсию — собирать древесные листья.</text:p>
      <text:p text:style-name="P7">Вела нас не Серафима Сергеевна, а пионервожатая школы.</text:p>
      <text:p text:style-name="P7">Сначала мы шли через лес, потом спустились на дорогу к библиотеке <text:span text:style-name="T2">Ч</text:span>асти и Дому офицеров, но не пошли по ней, а свернули в проулочек между деревянны<text:span text:style-name="T2">ми</text:span> дом<text:span text:style-name="T2">ами</text:span>.</text:p>
      <text:p text:style-name="P7">Проулочек вывел к обрывистому спуску покрытому двумя широкими потоками дощатых ступеней, ведущих к настоящему футбольному полю, окольцованному гаревой дорожкой.</text:p>
      <text:p text:style-name="P7">Ступени кончались деревянным помостом, от которого в обе стороны, параллельно обрыву за спиной, <text:s/>расходились с полдесятка длинных лав из деревянных же брусьев.</text:p>
      <text:p text:style-name="P7">По другую сторону не было ни лавок, ни обрыва, а только одинокий белый домик и <text:span text:style-name="T2">рядом с ним</text:span> большущая картина двух футболистов зависших в прыжке, борясь за мяч ногами.</text:p>
      <text:p text:style-name="P7">Зимою поле заливали водой и получался каток. </text:p>
      <text:p text:style-name="P7">Мне смутно вспомина<text:span text:style-name="T3">е</text:span>тся тёмный зимний вечер <text:span text:style-name="T3">с</text:span> редки<text:span text:style-name="T3">ми</text:span> фонар<text:span text:style-name="T3">ями</text:span> по периметру поля, обида <text:s/>оттого, что так недолго меня катали на высоком стуле с округло загнутыми полозьями из тонких железных прутьев.</text:p>
      <text:p text:style-name="P7"/>
      <text:p text:style-name="P8">Девочки остались собирать листья между лав под деревьями крутой стороны, а мальчики, обогнув поле справа, гурьбой сбежали к Речке.</text:p>
      <text:p text:style-name="P8">Когда я добежал туда же, трое или четверо уже бродили, закатав штаны до колен, в бурливых струях теснины на месте давно прорванной дамбы.</text:p>
      <text:p text:style-name="P8">Большинство <text:span text:style-name="T2">одноклассников оставались </text:span>на берегу.</text:p>
      <text:p text:style-name="P8">Я тут же принялся стаскивать ботинки с носками и подворачивать брючины.</text:p>
      <text:p text:style-name="P8">Заходить в воду было малость страшно — не холодна ли?</text:p>
      <text:p text:style-name="P8">Но оказалось — не очень, а вполне терпимо.</text:p>
      <text:p text:style-name="P8">Течение шумливо бурунилось вокруг ног под коленями, а дно было на удивление гладким и ровным.</text:p>
      <text:p text:style-name="P8">Один из мальчиков прокричал сквозь шум воды, что это бетонная плита — ух, класс!</text:p>
      <text:p text:style-name="P8">Мы бродили по ней туда-сюда, стараясь не заплескать подвёрнутые брюки, и вдруг всё: <text:span text:style-name="T3">и</text:span> плеск воды, <text:span text:style-name="T3">и </text:span>крики товарищей, <text:span text:style-name="T3">и </text:span>ясный ласковый день — как отрезало.</text:p>
      <text:p text:style-name="P8">Я оказался в совершенно ином, безмолвном мире из одной только давящей желтоватой сумеречности, сквозь которую мимо меня устремлялись кверху струйки белесых мелких пузырьков.</text:p>
      <text:p text:style-name="P8">Ещё не понимая что случилось, я взмахнул руками; вернее они сами это сделали, и скоро я вырвался на поверхность, где оглушительно шумела Речка, хлеща мне по щекам и носу, кто-то кричал «тонет!», а мои руки беспорядочно шлёпали по воде, пока не ухватились за чей-то ремень, брошенный с края коварно обрывавшейся подводной плиты.</text:p>
      <text:p text:style-name="P8">Меня вытащили, помогли выжать одежду и показали широкую тропу в обход всего стадиона, чтоб не наткнулся на пионервожатую и ябедных девч<text:span text:style-name="T2">о</text:span>нок, что собирали опавшие листья для осенний гербариев...</text:p>
      <text:p text:style-name="P8"/>
      <text:p text:style-name="P8"><text:span text:style-name="T4">На</text:span> черт<text:span text:style-name="T4">ё</text:span>ж<text:span text:style-name="T4">ном</text:span> <text:s/>виде сверху <text:span text:style-name="T4">здание школы</text:span>, <text:span text:style-name="T2">скорей всего,</text:span> напомина<text:span text:style-name="T5">ет</text:span> букву «Ш» без средней палочки, <text:span text:style-name="T4">со входом в</text:span> центр<text:span text:style-name="T4">е оставшейся</text:span> перекладины.</text:p>
      <text:p text:style-name="P8">Пол вестибюля покры<text:span text:style-name="T4">т </text:span><text:s/>квадрат<text:span text:style-name="T4">иками</text:span> плиточ<text:span text:style-name="T4">ек</text:span>, а в двух, расход<text:span text:style-name="T4">ящихся</text:span> к крыльям здания коридорах <text:span text:style-name="T2">лоснящимся</text:span> паркет<text:span text:style-name="T5">ом</text:span> скользко-жёлтого цвета.</text:p>
      <text:p text:style-name="P9"><text:soft-page-break/><text:span text:style-name="T5">Р</text:span>яд широких окон, <text:span text:style-name="T5">в</text:span>доль каждого <text:span text:style-name="T5">из</text:span> коридор<text:span text:style-name="T5">ов,</text:span> обращён <text:s/>внутрь охваченного зданием пространства, но двора там не было, а просто росли, как попало, молодые тонкокожие сосны.</text:p>
      <text:p text:style-name="P9"><text:span text:style-name="T4">В коридорной стене напротив окон изредка встречались </text:span>белы<text:span text:style-name="T4">е</text:span> двери <text:span text:style-name="T4">с номерами и буквами классов</text:span>. </text:p>
      <text:p text:style-name="P9">Такая же планировка продолжалась и после поворота коридоров <text:s/>в две <text:span text:style-name="T4">оставшиеся</text:span> палочки <text:span text:style-name="T4">от </text:span>«Ш», но <text:span text:style-name="T4">в правой <text:s/>коридор сменялся </text:span>спортзал<text:span text:style-name="T5">ом</text:span> школы, высотой в оба её этажа, <text:span text:style-name="T6">в котором</text:span> <text:span text:style-name="T5">имелась также</text:span> сцена с занавесом и пианино, потому что иногда спортивный зал превращался в актовый.</text:p>
      <text:p text:style-name="P9"><text:s/><text:span text:style-name="T6">В</text:span>торо<text:span text:style-name="T6">й</text:span> этаж, куда вели лестничные марши из левого <text:span text:style-name="T6">угла </text:span><text:s/>«Ш» лишённой средней палочки, <text:span text:style-name="T6">в точности повторял планировку первого</text:span>.</text:p>
      <text:p text:style-name="P9">Только наверху <text:span text:style-name="T2">уже, конечно, </text:span><text:s/><text:span text:style-name="T5">не было </text:span><text:s/>вестибюля с барьерчик<text:span text:style-name="T6">ами</text:span> раздевалки <text:span text:style-name="T5">и <text:s/>никелированными вешалками</text:span> <text:s/><text:span text:style-name="T6">для</text:span> шапок <text:span text:style-name="T6">и </text:span><text:s/>пальто учеников. Зато из края в край <text:span text:style-name="T6">второго этажа тянулся</text:span> <text:span text:style-name="T5">длинный-предлинный</text:span> коридор с частыми окнами справа и более редкими дверями слева.</text:p>
      <text:p text:style-name="P9"/>
      <text:p text:style-name="P9">Зимой, когда в школу ход<text:span text:style-name="T6">ят</text:span> не в ботинках, а в валенках очень даже <text:span text:style-name="T6">здоровски</text:span> получа<text:span text:style-name="T6">ется</text:span> <text:s/>скользить <text:span text:style-name="T6">с </text:span>разгону по паркету пола, если, конечно, <text:span text:style-name="T6">на </text:span>твои валенки не обуты <text:span text:style-name="T6">чёрные </text:span>резиновые калоши. </text:p>
      <text:p text:style-name="P10">Мои <text:s/>валенки <text:span text:style-name="T6">сперва очень тёрли</text:span> мне <text:span text:style-name="T6">вверху за</text:span> коленками, <text:span text:style-name="T6">но</text:span> папа надрезал <text:span text:style-name="T6">и</text:span>х <text:span text:style-name="T6">сапожным ножом</text:span>; он всё-<text:span text:style-name="T6">всё</text:span> умеет и знает.</text:p>
      <text:p text:style-name="P10"><text:span text:style-name="T6">Зимой в </text:span>школу приходи<text:span text:style-name="T7">шь</text:span> затемно.</text:p>
      <text:p text:style-name="P10">Иногда я бродил по пустым ещё классам. Заглядывал <text:span text:style-name="T7">во </text:span>внутр<text:span text:style-name="T7">еннюю полость</text:span> небольшого <text:s/>бюста Кирова на подоконнике в 7-м классе. <text:span text:style-name="T5">Она выглядит примерно так же, как нутро фарфоровой собаки в комнате родителей. </text:span></text:p>
      <text:p text:style-name="P10">А в<text:span text:style-name="T7">ключив свет в</text:span> 8-м, <text:span text:style-name="T7">я </text:span>увидел на учительском столе забытое яблоко из воска.</text:p>
      <text:p text:style-name="P10"><text:span text:style-name="T7">Понятно же, что </text:span>не настоящее, но <text:span text:style-name="T7">оно казалось</text:span> было таким манящим и сочным, <text:span text:style-name="T7">как</text:span> <text:span text:style-name="T2">бы даже </text:span>светилось изнутри, <text:span text:style-name="T2">и</text:span> я укусил неподатливо твёрдый воск, остав<text:span text:style-name="T2">ляя</text:span> вмятины от зубов на безвкусном боку.</text:p>
      <text:p text:style-name="P10"><text:span text:style-name="T2">Стало стыдно</text:span>, что я поймался на яркую подделку. Но кто видел? </text:p>
      <text:p text:style-name="P10">Я выключил свет <text:s/>и тихонько вышел в коридор...</text:p>
      <text:p text:style-name="P5"/>
      <text:p text:style-name="P5">(...<text:span text:style-name="T1">с</text:span>пустя 25 лет, в школе карабахского села Норагюх я увидел точно такой же муляж из воска, с отпечатком детского укуса, и понимающе усмехнулся <text:span text:style-name="T8">— а я тебя видел, пацан!..</text:span>.</text:p>
      <text:p text:style-name="P6"><text:span text:style-name="T2">У</text:span> детей любых времён и всех народов есть <text:span text:style-name="T2">очень </text:span>сходные черты, например, любовь к игре в прятки<text:span text:style-name="T9">...)</text:span></text:p>
      <text:p text:style-name="P11"><text:s/></text:p>
      <text:p text:style-name="P12">В прятки мы играли не только во дворе, но и дома — нас же трое! — а иногда с участием соседских детей: Зиминых и Савкиных.</text:p>
      <text:p text:style-name="P12">Конечно, дома не слишком-то много укромных мест.</text:p>
      <text:p text:style-name="P12">Ну, под родительской кроватью, или за углом шкафа... ах, да! — ещё занавесочный гардероб в прихожей.</text:p>
      <text:p text:style-name="P12">Его папа сам сделал.</text:p>
      <text:p text:style-name="P12">Металлическая стойка в углу напротив входной двери и два прутка, скрепля<text:span text:style-name="T5">ющие</text:span> верхушку стойки со стенами, отделили немалый параллелепипед пространства.</text:p>
      <text:p text:style-name="P12">Осталось только накрыть его куском фанеры сверху, чтоб<text:span text:style-name="T5">ы</text:span> пыль не садилась, и пустить по пруткам колечки с ситцевой занавесью до пола, за которой на крашенной стене <text:span text:style-name="T2">прибита</text:span> досочная вешалка с колышками для пальто, а на полу сто<text:span text:style-name="T2">ит</text:span> плетёный сундук из гладких коричневых прутьев, <text:span text:style-name="T2">но и</text:span> для обуви оста<text:span text:style-name="T5">ётся</text:span> ещё много места.</text:p>
      <text:p text:style-name="P2">Вобщем, особо так и не спрячешься, но играть всё равно интересно.</text:p>
      <text:p text:style-name="P2">Затаившись, слушаешь осторожные шаги водящего, а потом мчишься наперегонки к валику дивана в детской — постукать и крикнуть: «тук-тук! за себя!», чтоб не водить в следующем кону.</text:p>
      <text:p text:style-name="P2"><text:soft-page-break/>Но однажды Сашка спрятался так, что я не смог его найти. Он просто исчез.</text:p>
      <text:p text:style-name="P2">Я даже заглядывал в ванную и кладовку, хотя у нас был уговор туда не прятаться.</text:p>
      <text:p text:style-name="P2">Я прощупал все пальто на вешалке за ситцевой занавесью в прихожей.</text:p>
      <text:p text:style-name="P2">Я открыл гардероб в комнате родителей, где, в тёмном отсеке за дверью <text:span text:style-name="T10">с</text:span> зеркалом, висели на плечиках мамины платья и папины пиджаки; на всякий случай я проверил <text:span text:style-name="T11">даже и </text:span>за правой дверью, где <text:span text:style-name="T10">выдвижные</text:span> ящики со стопками простыней и наволочек, а в самом нижнем я однажды обнаружил синий квадрат моряцкого воротника, отпоротый от матросской рубахи.</text:p>
      <text:p text:style-name="P2">Ещё там был кортик флотского офицера с жёлтой витой рукоятью, что прятал в чёрных тугих ножнах своё стальное длинное тело, сходящееся в игольчатое острие.</text:p>
      <text:p text:style-name="P2">Позже, под большим секретом, я пытался сообщить про находки младшим, но Наташа небрежно ответила, что про кортик давным-давно знает и даже показывала его Сашке.</text:p>
      <text:p text:style-name="P2"/>
      <text:p text:style-name="P2">А вот теперь, похихикивая, она следит за моими тщетными поисками и когда я в отчаянии кричу брату, что согласен водить ещё кон и пусть он выходит, Наташа кричит ему сидеть тихо и не сдаваться.</text:p>
      <text:p text:style-name="P2">Терпение моё лопнуло и я отказался играть вообще, но она предложила на две минуты выйти в коридор.</text:p>
      <text:p text:style-name="P2">По возвращении я увидел в комнате неизвестно откуда взявшегося Сашку, который стоял молчком и довольно помаргивал, пока Наташка рассказывала, как он вскарабкался на четвёртую полку и она присыпала его там носками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20:49:42.011491316</meta:creation-date>
    <dc:date>2017-02-27T20:49:50.595195903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59" meta:word-count="1190" meta:character-count="7606" meta:non-whitespace-character-count="6440"/>
    <meta:generator>LibreOffice/4.3.3.2$Linux_x86 LibreOffice_project/430m0$Build-2</meta:generator>
  </office:meta>
</office:document-meta>
</file>